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73604166666667cm" style:use-optimal-column-width="true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20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nip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jabatan</text:p>
          </table:table-cell>
          <table:table-cell office:value-type="string" table:style-name="ce1">
            <text:p>passwor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de Prasetia, S.Pd I. G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Akbar, S.Pd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Andi Kusnanto Lembur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Dede Maemanah, S.Pdi, M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Dra. Sri Ernawati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rs. Andi Kusnanto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Drs. Rahadi Fajarsyah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Drs. Subkhi, M.Ag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Eli Juliatul Ch, S.Pd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Fanny Fitri Andriani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iqih Maisaroh, M.Pd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Hary Nurcahyo Lembur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Hary Nurcahyo, S.Kom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Iif Arif Rivai, M.Pd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Intan Ayuningtias, S.Pd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Irfan Hasanudin, S.Pd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Isep Badrussalam Wanasima, S.Pd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Laili Rahmawati, S.Si., M.Pd.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Lutphi Meinaldi, S.Pd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MOHAMAD AZIZ ALI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Nana Sudiana, Lc, M.E.Sy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Nelan Bahar P, S.Pd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Novi Wulandari, S.Pd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RATIH WULANDARI PW, M.Pd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SANTI SARTIKA, S.Pd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Sri Winarti, S.Pd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Suwasih, S.Pd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Syamsuddin, S.Si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Usep Saepudin, S.Ag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Waryo, S.Sn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0</meta:generator>
    <dc:creator>apriansyahrs</dc:creator>
    <meta:creation-date>2020-07-24T04:33:42Z</meta:creation-date>
    <dc:date>2024-01-02T08:43:04Z</dc:date>
    <meta:editing-cycles>6</meta:editing-cycles>
    <meta:editing-duration>PT283S</meta:editing-duration>
  </office:meta>
</office:document-meta>
</file>